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1.8043in"/>
    </style:style>
    <style:style style:name="co6" style:family="table-column">
      <style:table-column-properties fo:break-before="auto" style:column-width="2.0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</style:style>
    <style:style style:name="ce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7bc65"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Diaz, Obeles, Sy</text:p>
          </table:table-cell>
          <table:covered-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ENGG 151.01</text:p>
          </table:table-cell>
          <table:covered-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Case 7 Calculation</text:p>
          </table:table-cell>
          <table:covered-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" office:value-type="string" calcext:value-type="string">
            <text:p>Normalized Cross Correlation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(n)</text:p>
          </table:table-cell>
          <table:table-cell table:style-name="ce1" office:value-type="string" calcext:value-type="string">
            <text:p>y(n)</text:p>
          </table:table-cell>
          <table:table-cell table:style-name="ce1" office:value-type="string" calcext:value-type="string">
            <text:p>x(n) – Average</text:p>
          </table:table-cell>
          <table:table-cell table:style-name="ce1" office:value-type="string" calcext:value-type="string">
            <text:p>y(n) – Average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_{xx}(l)</text:p>
          </table:table-cell>
          <table:table-cell table:style-name="ce1" office:value-type="string" calcext:value-type="string">
            <text:p>r_{yy}(l)</text:p>
          </table:table-cell>
          <table:table-cell table:style-name="ce1" office:value-type="string" calcext:value-type="string">
            <text:p>r_{xy}(l)</text:p>
          </table:table-cell>
          <table:table-cell table:style-name="ce1" office:value-type="string" calcext:value-type="string">
            <text:p>p_{xy}(l)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4"/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table:number-columns-repeated="4"/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4"/>
          <table:table-cell office:value-type="float" office:value="-7" calcext:value-type="float">
            <text:p>-7</text:p>
          </table:table-cell>
          <table:table-cell table:number-columns-repeated="2"/>
          <table:table-cell table:formula="of:=SUMPRODUCT([.D10:.D17];[.$E$17:.$E$24])" office:value-type="float" office:value="-1.60714285714286" calcext:value-type="float">
            <text:p>-1.60714285714286</text:p>
          </table:table-cell>
          <table:table-cell table:formula="of:=[.I10]/[.$H$29]" office:value-type="float" office:value="-0.0289808919055417" calcext:value-type="float">
            <text:p>-0.028980891905541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4"/>
          <table:table-cell office:value-type="float" office:value="-6" calcext:value-type="float">
            <text:p>-6</text:p>
          </table:table-cell>
          <table:table-cell table:number-columns-repeated="2"/>
          <table:table-cell table:formula="of:=SUMPRODUCT([.D11:.D18];[.$E$17:.$E$24])" office:value-type="float" office:value="-7.71428571428571" calcext:value-type="float">
            <text:p>-7.71428571428571</text:p>
          </table:table-cell>
          <table:table-cell table:formula="of:=[.I11]/[.$H$29]" office:value-type="float" office:value="-0.1391082811466" calcext:value-type="float">
            <text:p>-0.139108281146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table:number-columns-repeated="2"/>
          <table:table-cell table:formula="of:=SUMPRODUCT([.D12:.D19];[.$E$17:.$E$24])" office:value-type="float" office:value="13.8928571428571" calcext:value-type="float">
            <text:p>13.8928571428571</text:p>
          </table:table-cell>
          <table:table-cell table:formula="of:=[.I12]/[.$H$29]" office:value-type="float" office:value="0.250523710027905" calcext:value-type="float">
            <text:p>0.25052371002790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4"/>
          <table:table-cell office:value-type="float" office:value="-4" calcext:value-type="float">
            <text:p>-4</text:p>
          </table:table-cell>
          <table:table-cell table:number-columns-repeated="2"/>
          <table:table-cell table:formula="of:=SUMPRODUCT([.D13:.D20];[.$E$17:.$E$24])" office:value-type="float" office:value="15.2142857142857" calcext:value-type="float">
            <text:p>15.2142857142857</text:p>
          </table:table-cell>
          <table:table-cell table:formula="of:=[.I13]/[.$H$29]" office:value-type="float" office:value="0.274352443372461" calcext:value-type="float">
            <text:p>0.27435244337246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table:number-columns-repeated="2"/>
          <table:table-cell table:formula="of:=SUMPRODUCT([.D14:.D21];[.$E$17:.$E$24])" office:value-type="float" office:value="-25.3928571428571" calcext:value-type="float">
            <text:p>-25.3928571428571</text:p>
          </table:table-cell>
          <table:table-cell table:formula="of:=[.I14]/[.$H$29]" office:value-type="float" office:value="-0.457898092107558" calcext:value-type="float">
            <text:p>-0.45789809210755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table:number-columns-repeated="2"/>
          <table:table-cell table:formula="of:=SUMPRODUCT([.D15:.D22];[.$E$17:.$E$24])" office:value-type="float" office:value="14.0357142857143" calcext:value-type="float">
            <text:p>14.0357142857143</text:p>
          </table:table-cell>
          <table:table-cell table:formula="of:=[.I15]/[.$H$29]" office:value-type="float" office:value="0.253099789308397" calcext:value-type="float">
            <text:p>0.25309978930839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  <table:table-cell table:formula="of:=SUMPRODUCT([.D16:.D23];[.$E$17:.$E$24])" office:value-type="float" office:value="-9" calcext:value-type="float">
            <text:p>-9</text:p>
          </table:table-cell>
          <table:table-cell table:formula="of:=[.I16]/[.$H$29]" office:value-type="float" office:value="-0.162292994671033" calcext:value-type="float">
            <text:p>-0.1622929946710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17]-[.$B$29]" office:value-type="float" office:value="-0.428571428571429" calcext:value-type="float">
            <text:p>-0.428571428571429</text:p>
          </table:table-cell>
          <table:table-cell table:formula="of:=[.C17]-[.$C$29]"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 table:formula="of:=SUMPRODUCT([.D17:.D23];[.$D$17:.$D$23])" office:value-type="float" office:value="59.7142857142857" calcext:value-type="float">
            <text:p>59.7142857142857</text:p>
          </table:table-cell>
          <table:table-cell table:formula="of:=SUMPRODUCT([.E17:.E24];[.$E$17:.$E$24])" office:value-type="float" office:value="51.5" calcext:value-type="float">
            <text:p>51.5</text:p>
          </table:table-cell>
          <table:table-cell table:formula="of:=SUMPRODUCT([.D17:.D24];[.$E$17:.$E$24])" office:value-type="float" office:value="0.857142857142859" calcext:value-type="float">
            <text:p>0.857142857142859</text:p>
          </table:table-cell>
          <table:table-cell table:formula="of:=[.I17]/[.$H$29]" office:value-type="float" office:value="0.0154564756829556" calcext:value-type="float">
            <text:p>0.0154564756829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B18]-[.$B$29]" office:value-type="float" office:value="-2.42857142857143" calcext:value-type="float">
            <text:p>-2.42857142857143</text:p>
          </table:table-cell>
          <table:table-cell table:formula="of:=[.C18]-[.$C$29]" office:value-type="float" office:value="-2.25" calcext:value-type="float">
            <text:p>-2.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PRODUCT([.D18:.D25];[.$E$17:.$E$24])" office:value-type="float" office:value="0.464285714285715" calcext:value-type="float">
            <text:p>0.464285714285715</text:p>
          </table:table-cell>
          <table:table-cell table:formula="of:=[.I18]/[.$H$29]" office:value-type="float" office:value="0.00837225766160094" calcext:value-type="float">
            <text:p>0.008372257661600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9]-[.$B$29]" office:value-type="float" office:value="1.57142857142857" calcext:value-type="float">
            <text:p>1.57142857142857</text:p>
          </table:table-cell>
          <table:table-cell table:formula="of:=[.C19]-[.$C$29]"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PRODUCT([.D19:.D26];[.$E$17:.$E$24])" office:value-type="float" office:value="-24.1428571428571" calcext:value-type="float">
            <text:p>-24.1428571428571</text:p>
          </table:table-cell>
          <table:table-cell table:formula="of:=[.I19]/[.$H$29]" office:value-type="float" office:value="-0.435357398403248" calcext:value-type="float">
            <text:p>-0.4353573984032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formula="of:=[.B20]-[.$B$29]" office:value-type="float" office:value="5.57142857142857" calcext:value-type="float">
            <text:p>5.57142857142857</text:p>
          </table:table-cell>
          <table:table-cell table:formula="of:=[.C20]-[.$C$29]" office:value-type="float" office:value="-3.25" calcext:value-type="float">
            <text:p>-3.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PRODUCT([.D20:.D27];[.$E$17:.$E$24])" office:value-type="float" office:value="25.5357142857143" calcext:value-type="float">
            <text:p>25.5357142857143</text:p>
          </table:table-cell>
          <table:table-cell table:formula="of:=[.I20]/[.$H$29]" office:value-type="float" office:value="0.460474171388051" calcext:value-type="float">
            <text:p>0.4604741713880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21]-[.$B$29]" office:value-type="float" office:value="-0.428571428571429" calcext:value-type="float">
            <text:p>-0.428571428571429</text:p>
          </table:table-cell>
          <table:table-cell table:formula="of:=[.C21]-[.$C$29]" office:value-type="float" office:value="2.75" calcext:value-type="float">
            <text:p>2.7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PRODUCT([.D21:.D28];[.$E$17:.$E$24])" office:value-type="float" office:value="-5.35714285714286" calcext:value-type="float">
            <text:p>-5.35714285714286</text:p>
          </table:table-cell>
          <table:table-cell table:formula="of:=[.I21]/[.$H$29]" office:value-type="float" office:value="-0.0966029730184722" calcext:value-type="float">
            <text:p>-0.09660297301847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2]-[.$B$29]" office:value-type="float" office:value="0.571428571428571" calcext:value-type="float">
            <text:p>0.571428571428571</text:p>
          </table:table-cell>
          <table:table-cell table:formula="of:=[.C22]-[.$C$29]" office:value-type="float" office:value="-0.25" calcext:value-type="float">
            <text:p>-0.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SUMPRODUCT([.D22:.D29];[.$E$17:.$E$24])" office:value-type="float" office:value="10.9642857142857" calcext:value-type="float">
            <text:p>10.9642857142857</text:p>
          </table:table-cell>
          <table:table-cell table:formula="of:=[.I22]/[.$H$29]" office:value-type="float" office:value="0.197714084777807" calcext:value-type="float">
            <text:p>0.1977140847778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[.B23]-[.$B$29]" office:value-type="float" office:value="-4.42857142857143" calcext:value-type="float">
            <text:p>-4.42857142857143</text:p>
          </table:table-cell>
          <table:table-cell table:formula="of:=[.C23]-[.$C$29]" office:value-type="float" office:value="-3.25" calcext:value-type="float">
            <text:p>-3.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SUMPRODUCT([.D23:.D30];[.$E$17:.$E$24])" office:value-type="float" office:value="-7.75" calcext:value-type="float">
            <text:p>-7.75</text:p>
          </table:table-cell>
          <table:table-cell table:formula="of:=[.I23]/[.$H$29]" office:value-type="float" office:value="-0.139752300966723" calcext:value-type="float">
            <text:p>-0.1397523009667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C24]-[.$C$29]" office:value-type="float" office:value="3.75" calcext:value-type="float">
            <text:p>3.7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formula="of:=AVERAGE([.B17:.B23])" office:value-type="float" office:value="1.42857142857143" calcext:value-type="float">
            <text:p>1.42857142857143</text:p>
          </table:table-cell>
          <table:table-cell table:formula="of:=AVERAGE([.C17:.C24])" office:value-type="float" office:value="1.25" calcext:value-type="float">
            <text:p>1.25</text:p>
          </table:table-cell>
          <table:table-cell table:formula="of:=AVERAGE([.D17:.D23])" office:value-type="float" office:value="0" calcext:value-type="float">
            <text:p>0</text:p>
          </table:table-cell>
          <table:table-cell table:formula="of:=AVERAGE([.E17:.E24])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>
            <text:p>Normalization Coefficient</text:p>
          </table:table-cell>
          <table:table-cell table:formula="of:=SQRT([.G17]*[.H17])" office:value-type="float" office:value="55.455258671164" calcext:value-type="float">
            <text:p>55.4552586711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0:01:05.4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10:01:08.926000000</dc:date>
    <meta:editing-duration>PT2H26M25S</meta:editing-duration>
    <meta:editing-cycles>19</meta:editing-cycles>
    <meta:generator>LibreOffice/7.3.0.3$Windows_X86_64 LibreOffice_project/0f246aa12d0eee4a0f7adcefbf7c878fc2238db3</meta:generator>
    <meta:document-statistic meta:table-count="1" meta:cell-count="123" meta:object-count="0"/>
  </office:meta>
</office:document-meta>
</file>